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Bahnschrift Light" fo:font-size="12pt" fo:font-weight="normal" style:font-size-asian="12pt" style:font-weight-asian="normal" style:font-size-complex="12pt" style:font-weight-complex="normal"/>
    </style:style>
    <style:style style:name="P2" style:family="paragraph" style:parent-style-name="Text_20_body">
      <style:text-properties style:font-name="Bahnschrift Light" fo:font-size="12pt" fo:font-weight="bold" style:font-size-asian="12pt" style:font-weight-asian="bold" style:font-size-complex="12pt" style:font-weight-complex="bold"/>
    </style:style>
    <style:style style:name="P3" style:family="paragraph" style:parent-style-name="Text_20_body">
      <style:text-properties style:font-name="Bahnschrift Light"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Text_20_body">
      <style:text-properties style:font-name="Bahnschrift Light" fo:font-weight="normal" style:font-weight-asian="normal" style:font-weight-complex="normal"/>
    </style:style>
    <style:style style:name="P5" style:family="paragraph" style:parent-style-name="Text_20_body">
      <style:text-properties style:font-name="Bahnschrift Light" fo:font-weight="bold" style:font-weight-asian="bold" style:font-weight-complex="bold"/>
    </style:style>
    <style:style style:name="P6" style:family="paragraph" style:parent-style-name="Text_20_body">
      <style:text-properties style:font-name="Bahnschrift Light" fo:font-size="14pt" fo:font-weight="bol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style:font-name="Lucida Console" fo:font-size="14pt" style:text-underline-style="none" fo:font-weight="bold" style:font-size-asian="14pt" style:font-weight-asian="bold" style:font-size-complex="14pt" style:font-weight-complex="bold"/>
    </style:style>
    <style:style style:name="P8" style:family="paragraph" style:parent-style-name="Text_20_body">
      <style:paragraph-properties fo:text-align="center" style:justify-single-word="false"/>
      <style:text-properties style:font-name="Lucida Console" fo:font-size="12pt" style:text-underline-style="none" fo:font-weight="bold" style:font-size-asian="12pt" style:font-weight-asian="bold" style:font-size-complex="12pt" style:font-weight-complex="bold"/>
    </style:style>
    <style:style style:name="P9" style:family="paragraph" style:parent-style-name="Heading_20_1">
      <style:paragraph-properties fo:text-align="center" style:justify-single-word="false"/>
      <style:text-properties style:font-name="Lucida Console" style:text-underline-style="none"/>
    </style:style>
    <style:style style:name="P10" style:family="paragraph" style:parent-style-name="Heading_20_1">
      <style:paragraph-properties fo:text-align="center" style:justify-single-word="false"/>
      <style:text-properties style:font-name="Lucida Console" fo:font-size="14pt" style:text-underline-style="none" fo:font-weight="bold" style:font-size-asian="14pt" style:font-weight-asian="bold" style:font-size-complex="14pt" style:font-weight-complex="bold"/>
    </style:style>
    <style:style style:name="P11" style:family="paragraph" style:parent-style-name="Heading_20_1">
      <style:text-properties style:font-name="Bahnschrift" fo:font-size="14pt" fo:font-weight="normal" style:font-size-asian="14pt" style:font-weight-asian="normal" style:font-size-complex="14pt" style:font-weight-complex="normal"/>
    </style:style>
    <style:style style:name="P12" style:family="paragraph" style:parent-style-name="Heading_20_1">
      <style:text-properties fo:font-size="14pt" style:font-size-asian="14pt" style:font-size-complex="14pt"/>
    </style:style>
    <style:style style:name="P13" style:family="paragraph" style:parent-style-name="Text_20_body" style:list-style-name="L1"/>
    <style:style style:name="P14" style:family="paragraph" style:parent-style-name="Text_20_body" style:list-style-name="L1">
      <style:text-properties style:font-name="Bahnschrift"/>
    </style:style>
    <style:style style:name="P15" style:family="paragraph" style:parent-style-name="Text_20_body" style:list-style-name="L2">
      <style:text-properties style:font-name="Bahnschrift Light" fo:font-size="12pt" fo:font-weight="normal" style:font-size-asian="12pt" style:font-weight-asian="normal" style:font-size-complex="12pt" style:font-weight-complex="normal"/>
    </style:style>
    <style:style style:name="P16" style:family="paragraph" style:parent-style-name="Text_20_body" style:list-style-name="L3">
      <style:text-properties style:font-name="Bahnschrift Light" fo:font-size="12pt" fo:font-weight="normal" style:font-size-asian="12pt" style:font-weight-asian="normal" style:font-size-complex="12pt" style:font-weight-complex="normal"/>
    </style:style>
    <style:style style:name="P17" style:family="paragraph" style:parent-style-name="Text_20_body" style:list-style-name="L4">
      <style:text-properties style:font-name="Bahnschrift Light" fo:font-size="12pt" fo:font-weight="normal" style:font-size-asian="12pt" style:font-weight-asian="normal" style:font-size-complex="12pt" style:font-weight-complex="normal"/>
    </style:style>
    <style:style style:name="P18" style:family="paragraph" style:parent-style-name="Text_20_body" style:list-style-name="L5">
      <style:text-properties style:font-name="Bahnschrift Light" fo:font-size="12pt" fo:font-weight="normal" style:font-size-asian="12pt" style:font-weight-asian="normal" style:font-size-complex="12pt" style:font-weight-complex="normal"/>
    </style:style>
    <style:style style:name="P19" style:family="paragraph" style:parent-style-name="Text_20_body" style:list-style-name="L7">
      <style:text-properties style:font-name="Bahnschrift Light" fo:font-size="12pt" fo:font-weight="normal" style:font-size-asian="12pt" style:font-weight-asian="normal" style:font-size-complex="12pt" style:font-weight-complex="normal"/>
    </style:style>
    <style:style style:name="P20" style:family="paragraph" style:parent-style-name="Text_20_body">
      <style:text-properties style:font-name="Bahnschrift Light" fo:font-size="12pt" fo:font-weight="normal" style:font-size-asian="12pt" style:font-weight-asian="normal" style:font-size-complex="12pt" style:font-weight-complex="normal"/>
    </style:style>
    <style:style style:name="P21" style:family="paragraph" style:parent-style-name="Text_20_body">
      <style:text-properties style:font-name="Bahnschrift Light" fo:font-size="12pt" fo:font-weight="normal" officeooo:rsid="001d630d" officeooo:paragraph-rsid="001d630d" style:font-size-asian="12pt" style:font-weight-asian="normal" style:font-size-complex="12pt" style:font-weight-complex="normal"/>
    </style:style>
    <style:style style:name="P22" style:family="paragraph" style:parent-style-name="Text_20_body" style:list-style-name="L4">
      <style:text-properties style:font-name="Bahnschrift Light" fo:font-size="12pt" fo:font-weight="bold" style:font-size-asian="12pt" style:font-weight-asian="bold" style:font-size-complex="12pt" style:font-weight-complex="bold"/>
    </style:style>
    <style:style style:name="P23" style:family="paragraph" style:parent-style-name="Text_20_body" style:list-style-name="L5">
      <style:text-properties style:font-name="Bahnschrift Light" fo:font-size="12pt" fo:font-weight="bold" style:font-size-asian="12pt" style:font-weight-asian="bold" style:font-size-complex="12pt" style:font-weight-complex="bold"/>
    </style:style>
    <style:style style:name="P24" style:family="paragraph" style:parent-style-name="Text_20_body" style:list-style-name="L6">
      <style:text-properties style:font-name="Bahnschrift Light" fo:font-size="12pt" fo:font-weight="bold" style:font-size-asian="12pt" style:font-weight-asian="bold" style:font-size-complex="12pt" style:font-weight-complex="bold"/>
    </style:style>
    <style:style style:name="P25" style:family="paragraph" style:parent-style-name="Text_20_body">
      <style:text-properties style:font-name="Bahnschrift Light" fo:font-size="12pt" fo:font-weight="bold" officeooo:paragraph-rsid="001d630d" style:font-size-asian="12pt" style:font-weight-asian="bold" style:font-size-complex="12pt" style:font-weight-complex="bold"/>
    </style:style>
    <style:style style:name="P26" style:family="paragraph" style:parent-style-name="Text_20_body" style:list-style-name="L6"/>
    <style:style style:name="T1" style:family="text">
      <style:text-properties fo:font-weight="bold" style:font-weight-asian="bold" style:font-weight-complex="bold"/>
    </style:style>
    <style:style style:name="T2" style:family="text">
      <style:text-properties style:font-name="Bahnschrift Light" fo:font-size="12pt" fo:font-weight="normal" style:font-size-asian="12pt" style:font-weight-asian="normal" style:font-size-complex="12pt" style:font-weight-complex="normal"/>
    </style:style>
    <style:style style:name="T3" style:family="text">
      <style:text-properties style:font-name="Bahnschrift Light" fo:font-size="12pt" fo:font-weight="bold" style:font-size-asian="12pt" style:font-weight-asian="bold" style:font-size-complex="12pt" style:font-weight-complex="bold"/>
    </style:style>
    <style:style style:name="T4" style:family="text">
      <style:text-properties style:font-name="Bahnschrift Light" fo:font-size="12pt"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style:font-name="Bahnschrift"/>
    </style:style>
    <style:style style:name="T6" style:family="text">
      <style:text-properties style:font-name="Bahnschrif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fo:font-size="12pt" style:font-size-asian="12pt" style:font-size-complex="12pt"/>
    </style:style>
    <style:style style:name="T10" style:family="text">
      <style:text-properties officeooo:rsid="001d630d"/>
    </style:style>
    <style:style style:name="T11" style:family="text">
      <style:text-properties officeooo:rsid="001e976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ReMailD---------------------</text:h>
      <text:h text:style-name="P10" text:outline-level="1">(<text:span text:style-name="T9">full name: </text:span>ReMailD4EM0N)</text:h>
      <text:p text:style-name="P8">Created by:</text:p>
      <text:p text:style-name="P7"><text:span text:style-name="T11">v01DaemonD (</text:span>D4EM0NSOFT <text:span text:style-name="T11">comp.)</text:span></text:p>
      <text:h text:style-name="P11" text:outline-level="1">Including:</text:h>
      <text:list text:style-name="L1">
        <text:list-item>
          <text:p text:style-name="P14"><text:a xlink:type="simple" xlink:href="#4.What is ReMailD?|outline" office:name="What is ReMailD?" text:style-name="Internet_20_link" text:visited-style-name="Visited_20_Internet_20_Link">What is ReMailD?</text:a></text:p>
        </text:list-item>
        <text:list-item>
          <text:p text:style-name="P14"><text:a xlink:type="simple" xlink:href="#5.Features:|outline" text:style-name="Internet_20_link" text:visited-style-name="Visited_20_Internet_20_Link">Features</text:a></text:p>
        </text:list-item>
        <text:list-item>
          <text:p text:style-name="P14"><text:a xlink:type="simple" xlink:href="#6.Plannings:|outline" text:style-name="Internet_20_link" text:visited-style-name="Visited_20_Internet_20_Link">Planings</text:a></text:p>
        </text:list-item>
        <text:list-item>
          <text:p text:style-name="P13"><text:a xlink:type="simple" xlink:href="#7.Tutorials|outline" text:style-name="Internet_20_link" text:visited-style-name="Visited_20_Internet_20_Link"><text:span text:style-name="T5">Tutorials</text:span></text:a></text:p>
        </text:list-item>
        <text:list-item>
          <text:p text:style-name="P14">FAQ</text:p>
        </text:list-item>
        <text:list-item>
          <text:p text:style-name="P14">Kontact &amp; Support</text:p>
        </text:list-item>
      </text:list>
      <text:h text:style-name="P12" text:outline-level="1"><text:span text:style-name="T6">What</text:span><text:span text:style-name="T5"> </text:span><text:span text:style-name="T6">is ReMailD?</text:span></text:h>
      <text:p text:style-name="P1">ReMailD (or Remaild) is a auto-answer program for emails, supporting a lot of domains. It is a CLI-based Python-program which includes al lot of different features and have a very strong security.</text:p>
      <text:h text:style-name="P11" text:outline-level="1">Features:</text:h>
      <text:p text:style-name="P4">ReMailD have a lot of different special features:</text:p>
      <text:p text:style-name="P5">Email-Answer-Filters:</text:p>
      <text:p text:style-name="P4">The program have very detailed filter settings, where the user can completly customize the auto-answer filters. But not only the huge number of different settings are special: The user can also weight the settings and choose at which point (eg. If the filter is True 5 times in the email) the filter should activate. Than Remaild choose with the white- and blacklist settings if should answer or not. If the user wants to know more about the email-answer filters, go to the Tutorials and check out the filters.</text:p>
      <text:p text:style-name="P5">High-Security:</text:p>
      <text:p text:style-name="P4">Enabeling <text:span text:style-name="T7">imaplib</text:span> and <text:span text:style-name="T7">smtplib</text:span> are a potential danger for the user emailadress, because <text:span text:style-name="T7">imaplib</text:span> and <text:span text:style-name="T7">smtplib</text:span> enable login with code. But how does Remaild deal with that?</text:p>
      <text:p text:style-name="P4">All the emails Remaild sends are<text:span text:style-name="T7"> TLS 1.4</text:span> <text:s/>securised. The emails Remaild sends are also encoded: with <text:span text:style-name="T7">SSL</text:span>. </text:p>
      <text:p text:style-name="P4">Before checking the filters and decide to respond or not, Remaild check if there is something suspicious on the sender's email. If yes, Remaild ignores this email, even <text:soft-page-break/>thought there are a lot of whitelist filters true for that email.</text:p>
      <text:p text:style-name="P4">ReMailD is a very secure program, encoding the hole user data. Even Remaild don't have access to the user data. <text:s/>The two ways to secure the user data:</text:p>
      <text:p text:style-name="P4">At first, there is the decoding of the user data. By getting the key, a hacker can easily decode the encoded files and get the user data. But ReMailD don't let hackers get the key: it have al lenght of over 450 characters, and the iterable number is higher than 5.6 million. That makes it almost impossible for hackers to steal the user data this way.</text:p>
      <text:p text:style-name="P4">Secondly, a hacker might use Remaild to get the user data: by starting the app and changing the settings to his advantage. But how does Remaild protect against that? It is protected by 3 different ways: at first, the program have to be executed as a superuser/root. For that, normally the device password is required. Secondly, there is a password of over 20 characters the user have to type in. This password is 100% a good one, because it was generated by Remaild with <text:span text:style-name="T7">secrets</text:span>. To check the password, hashing is used, what makes it even more difficult to enter the settings. Finally, there is a otp password required, which is send to the recovery email. So ReMailD is very safe and the user can thrust it.</text:p>
      <text:p text:style-name="P5">Email-Answers:</text:p>
      <text:p text:style-name="P4">ReMailD supports also two types of answers: absolute, defined answers by the user where the user can choose for different emails dirfferent answers, or ai answers, where the user can define a prompt to answer the email. </text:p>
      <text:h text:style-name="P11" text:outline-level="1">Plannings:</text:h>
      <text:p text:style-name="P1">ReMailD is a bigger program, which contains a lot of files. Here, the inner functionality is explained.</text:p>
      <text:p text:style-name="P2">Main.py:</text:p>
      <text:p text:style-name="P1">The file executing differents functions defined on the other files. It is the file putting all the functionalities and features together in one program.</text:p>
      <text:p text:style-name="P2">ResetInit.py:</text:p>
      <text:p text:style-name="P1">This file it, how the name tells it, used for resetting/initializing Remaild. </text:p>
      <text:p text:style-name="P25"><text:span text:style-name="T10">Sessions: [Folder]</text:span></text:p>
      <text:p text:style-name="P21">The sessions-folder handles the user inputs. Each of these folders contain a prompts.py file, which defines the things remaild will ask the user to enter data. It is defined in a dict. Than there is the validators.py file. It defines all the validation classes. The completers.py file defines the WordCompleters and sets default values for the input. The session.py file defines different sessions, each one for a category (like email, password, port, ...). This folder contains these folders:</text:p>
      <text:p text:style-name="P21"><text:tab/><text:span text:style-name="T1">base: </text:span></text:p>
      <text:p text:style-name="P21"><text:span text:style-name="T1"><text:tab/><text:tab/></text:span>For defining the base sessions, like for yn questions for example.</text:p>
      <text:p text:style-name="P21"><text:soft-page-break/><text:tab/><text:span text:style-name="T1">EmailAccountConfig:</text:span></text:p>
      <text:p text:style-name="P21"><text:span text:style-name="T1"><text:tab/><text:tab/></text:span>For defining the email configuration sessions, including prompts, <text:tab/><text:tab/><text:tab/>completers and validators. This folder is for asking the main email <text:tab/><text:tab/><text:tab/>adress and the recovery email adress (+ the smtp server adress &amp; port <text:tab/><text:tab/>for both, the imap server adress &amp; port only for the main email adress)</text:p>
      <text:p text:style-name="P21"/>
      <text:p text:style-name="P21"><text:tab/></text:p>
      <text:p text:style-name="P21">But there is also another important file in the Sessions folder:</text:p>
      <text:p text:style-name="P21">base_session.py, which includes the class <text:span text:style-name="T11">BaseSession, which is the parent class of all the calasses defined in the session.py files. This class defines functions that will be overwritten by the child classes. This class includes the base inputs too, that are defined in the base folder. These base inputs can also be overwritten by the child classes. Another thing is that this class saves the user data in .json files.</text:span></text:p>
      <text:p text:style-name="P1"/>
      <text:p text:style-name="P1"/>
      <text:p text:style-name="P1"/>
      <text:h text:style-name="P11" text:outline-level="1">Tutorials</text:h>
      <text:p text:style-name="P6">Filter-Tutorial: How to use them effectively?</text:p>
      <text:p text:style-name="P1">The high amount of different filters to decide if Remaild should answer makes it more complex. Here it is explained how to use it correctly:</text:p>
      <text:list text:style-name="L2">
        <text:list-header>
          <text:p text:style-name="P15">At first, while initalizing or resetting (the program does the exact same) after checking the user emailadress, the user will be asked for filters. There are<text:span text:style-name="T1"> 2 main types of filters</text:span>: the <text:span text:style-name="T1">is-filters</text:span> and the <text:span text:style-name="T1">in-filters</text:span>. There are also <text:span text:style-name="T1">2 other categories</text:span>, each including one filter: the <text:span text:style-name="T1">before- and after filters</text:span>, filtering if an email come before or after a certin time. But let's start with the is-filters<text:span text:style-name="T1">:</text:span></text:p>
        </text:list-header>
      </text:list>
      <text:list text:style-name="L3">
        <text:list-item>
          <text:p text:style-name="P16">The <text:span text:style-name="T1">is-filters</text:span> (<text:span text:style-name="T8">isSubject, isFrom, isText</text:span>)<text:span text:style-name="T1"> check if the exact requirement is in the email</text:span>. For example: The isFrom filter (in the whitelist) has been set to <text:a xlink:type="simple" xlink:href="mailto:example@gmail.com" text:style-name="Internet_20_link" text:visited-style-name="Visited_20_Internet_20_Link">example@gmail.com</text:a>. If an email arrives from <text:a xlink:type="simple" xlink:href="mailto:example2@gmail.com" text:style-name="Internet_20_link" text:visited-style-name="Visited_20_Internet_20_Link">example2@gmail.com</text:a>, the filter won't be used, beause the coindition is not equal/the same than in the recieved email. But if we apply our example and get an email from <text:a xlink:type="simple" xlink:href="mailto:example@gmail.com" text:style-name="Internet_20_link" text:visited-style-name="Visited_20_Internet_20_Link">example@gmail.com</text:a>, the filter will be true and its weight will be used to decide, otherwise not.</text:p>
          <text:p text:style-name="P16">There is also another main filter category: the <text:span text:style-name="T1">in-filters</text:span>, which have even more functionalities: </text:p>
        </text:list-item>
        <text:list-item>
          <text:p text:style-name="P16">The in-filters (<text:span text:style-name="T8">inSubject, inFrom, inText, inHoleMail</text:span>) <text:span text:style-name="T1">check if the filter is in the part of the email the filter describes</text:span>. Lets's retake an example: The user set the inSubject filter to "Remaild". He recieven an email with the subject <text:soft-page-break/>"BiltonConverD". And, it is abvious, Remaild won't answer to it. But if the user recieven for example an email with the subject "Remaild Update", this filter will be true and used for the decision. <text:s/>Another very useful functionality is that the user can set <text:span text:style-name="T1">absolute minimum rates</text:span>. Than ReMailD will <text:span text:style-name="T1">check at first if the number the filter is true is higher than the minimum rate</text:span>. If yes or equal, the filter will be used to decide and the weight is than (without minimum rates too) the <text:span text:style-name="T1">(absolute number of the filter found true in the email – minimum rate) * the weight</text:span>. If the number of true-findings in the email are less, the filter won't be considered. The minimum rate have to be an <text:span text:style-name="T1">integer</text:span> and <text:span text:style-name="T1">&gt;=1</text:span>.</text:p>
          <text:p text:style-name="P16">Beside the 2 main filter categories there are also the <text:span text:style-name="T1"><text:s/>before-and after-filters:</text:span></text:p>
        </text:list-item>
        <text:list-item>
          <text:p text:style-name="P16">The before-filter (arriveBefore) and the after-filter (arriveAfter) <text:span text:style-name="T1">check f the recieved email arrives before a datetime or after it</text:span>. If it is true, the filter will be used and if not, not.</text:p>
        </text:list-item>
      </text:list>
      <text:p text:style-name="P1">Now that the user know what he filters in ReMailD are, there are some tips and tricks and recommended combinations to use them effectively:</text:p>
      <text:list text:style-name="L4">
        <text:list-item>
          <text:p text:style-name="P17">Give the <text:span text:style-name="T1">is-filters a higher weight</text:span>. Do this, because the weight of the in-filters will be multiplied with the number of places in the email where the filter is true. Another reason is that, <text:span text:style-name="T1">especially fot the isFrom filter</text:span>, the user wants to get an answer from exactly that person. So setting them high is good. We recommend this: isFrom: 90-150, isSubject: 40-50, isText (almost never used): 200.</text:p>
        </text:list-item>
        <text:list-item>
          <text:p text:style-name="P17">Use more the <text:span text:style-name="T1">whitelist with is-filters</text:span>, because there the user can exactly decide to what emails Remaild should answer and to what not. </text:p>
          <text:p text:style-name="P22">Filters to use in the whitelist (recommended): </text:p>
        </text:list-item>
      </text:list>
      <text:p text:style-name="P3">In general, using thi is-, before- and after-filters with a height weight is good, because with that the user can select absoltue emails and won't respond to emails from unknown persons.</text:p>
      <text:list text:style-name="L5">
        <text:list-item>
          <text:p text:style-name="P18">Use<text:span text:style-name="T1"> isFrom</text:span> to exactly decide tho which emails you answer (recommended weight: 90-150)</text:p>
        </text:list-item>
        <text:list-item>
          <text:p text:style-name="P18">Use<text:span text:style-name="T1"> inSubject</text:span> to respond to emails about a special subject, usaually, the user don't know what subject will arrive, and to answer to ceratin topics inSubject is very useful (recommended weight: 40-55, recommended minimum rate: 1)</text:p>
        </text:list-item>
        <text:list-item>
          <text:p text:style-name="P18">Use <text:span text:style-name="T1">inText</text:span> like inSubject to check the topic more exactly, use keyword criteria for it. (<text:span text:style-name="T8">recommended weight: 10-15, recommended minimum rate: 2-4</text:span>)</text:p>
        </text:list-item>
        <text:list-item>
          <text:p text:style-name="P18">Use <text:span text:style-name="T1">arriveBefore</text:span> and <text:span text:style-name="T1">arriveAfter</text:span> in combination with for example isFrom: only if arriveBefore or arriveAfter is true, the whitelist weight is higher than the balcklist weight.</text:p>
          <text:p text:style-name="P23">Filters to use in blacklist (recommended):</text:p>
        </text:list-item>
      </text:list>
      <text:p text:style-name="P3">In general, using the in-filters for the backlist is good, because, by doing that, the <text:soft-page-break/>user can easily avoid auto-answers to unknown persons, phishingmails and ads.</text:p>
      <text:list text:style-name="L6">
        <text:list-item>
          <text:p text:style-name="P26"><text:span text:style-name="T2">Use the </text:span><text:span text:style-name="T3">inFrom</text:span><text:span text:style-name="T2"> filter in the blacklist to not answer to noreply@, newsletter@ <text:s/>or other emails of that type. (</text:span><text:span text:style-name="T4">recommended weight: 50-70, recommended minimum rate: 1</text:span><text:span text:style-name="T2">)</text:span></text:p>
        </text:list-item>
        <text:list-item>
          <text:p text:style-name="P26"><text:span text:style-name="T2">Use </text:span><text:span text:style-name="T3">inText</text:span><text:span text:style-name="T2"> with a height weight to not respond to phishing-mails. Use keywords like "download now", "download free", but also to ad-emails with the keywors "sale", "buy now". <text:s/>(</text:span><text:span text:style-name="T4">recommended weight: 60-90, recommended minimum rate: 1-2</text:span><text:span text:style-name="T2">)</text:span></text:p>
        </text:list-item>
        <text:list-item>
          <text:p text:style-name="P26"><text:span text:style-name="T2">The user can also select</text:span><text:span text:style-name="T3"> inHoleMail </text:span><text:span text:style-name="T2">to not answer to phishing mails or ad emails. If the user use it like that, the weight should be very height. (</text:span><text:span text:style-name="T4">recommended weight: 70-90, recommended minimum rate: 2-3</text:span><text:span text:style-name="T2">)</text:span></text:p>
        </text:list-item>
        <text:list-item>
          <text:p text:style-name="P26"><text:span text:style-name="T2">To identify better if the email might be dangerous, using </text:span><text:span text:style-name="T3">inSubject</text:span><text:span text:style-name="T2"> is also a very good idea. Using attention-grabbing keywords like "now", "last chance" "% off" are for example often in ads, and the user can give them a high weight, because keywords like that are often only one time in the subject, so the weight won't be multipied. Another reason is that persons that trust the user will never use keywords like these ones (exept "now" maybe), than the user can be sure that emails containing these key words are ads. (</text:span><text:span text:style-name="T4">recommended weight: 70-110, recommended minimum rate: 1</text:span><text:span text:style-name="T2">)</text:span></text:p>
          <text:p text:style-name="P24">Recommended filter combinations:</text:p>
        </text:list-item>
      </text:list>
      <text:list text:style-name="L7">
        <text:list-item>
          <text:p text:style-name="P19"/>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family-generic="system" style:font-pitch="variable"/>
    <style:font-face style:name="Arial" svg:font-family="Arial"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Drawing" style:family="paragraph" style:parent-style-name="Caption"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4H26M37S</meta:editing-duration>
    <meta:editing-cycles>10</meta:editing-cycles>
    <meta:generator>LibreOffice/24.2.7.2$Linux_X86_64 LibreOffice_project/420$Build-2</meta:generator>
    <dc:date>2025-07-09T20:39:25.743651654</dc:date>
    <meta:document-statistic meta:table-count="0" meta:image-count="0" meta:object-count="0" meta:page-count="5" meta:paragraph-count="67" meta:word-count="1678" meta:character-count="10063" meta:non-whitespace-character-count="8444"/>
    <meta:user-defined meta:name="Info 1"/>
    <meta:user-defined meta:name="Info 2"/>
    <meta:user-defined meta:name="Info 3"/>
    <meta:user-defined meta:name="Info 4"/>
  </office:meta>
</office:document-meta>
</file>